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43cm" fo:min-width="0.0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opacity="100%" draw:fill="none" draw:fill-color="#729fcf" draw:opacity="50%" draw:opacity-name="" draw:textarea-horizontal-align="justify" draw:textarea-vertical-align="middle" draw:auto-grow-height="false" fo:min-height="0.734cm" fo:min-width="3.114cm"/>
    </style:style>
    <style:style style:name="gr4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g>
            <draw:g>
              <draw:custom-shape draw:style-name="gr1" draw:text-style-name="P1" draw:layer="layout" svg:width="0.79cm" svg:height="0.695cm" svg:x="7.797cm" svg:y="6.9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xml:id="id1" draw:id="id1" draw:layer="layout" svg:width="0.79cm" svg:height="0.695cm" svg:x="10.724cm" svg:y="6.917cm">
                <text:p/>
                <draw:enhanced-geometry svg:viewBox="0 0 21600 21600" draw:glue-points="10800 0 0 10800 10800 21600 21600 10800" draw:text-areas="?f52 ?f52 ?f53 ?f53" draw:mirror-horizontal="false" draw:mirror-vertical="false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custom-shape draw:style-name="gr3" draw:text-style-name="P2" xml:id="id2" draw:id="id2" draw:layer="layout" svg:width="5.11cm" svg:height="1.39cm" svg:x="7.24cm" svg:y="6.569cm">
              <text:p text:style-name="P1">N</text:p>
              <text:p text:style-name="P1"/>
              <text:p text:style-name="P1"/>
              <text:p text:style-name="P1"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onnector draw:style-name="gr4" draw:text-style-name="P3" draw:layer="layout" draw:type="curve" svg:x1="11.119cm" svg:y1="6.917cm" svg:x2="7.988cm" svg:y2="6.772cm" draw:start-shape="id1" draw:start-glue-point="4" draw:end-shape="id2" draw:end-glue-point="5" svg:d="M11119 6917c0-2155-3131-2083-3131-145" svg:viewBox="0 0 3132 1608">
              <text:p text:style-name="P1">λ</text:p>
              <text:p text:style-name="P1"/>
              <text:p text:style-name="P1"/>
              <text:p text:style-name="P1"/>
              <text:p text:style-name="P1"/>
            </draw:connector>
          </draw:g>
        </draw:g>
        <draw:connector draw:style-name="gr5" draw:text-style-name="P3" draw:layer="layout" draw:type="curve" svg:x1="12.35cm" svg:y1="6.634cm" svg:x2="12.35cm" svg:y2="6.634cm" draw:start-shape="id3" draw:end-shape="id3" svg:d="M12350 6634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1:44:58.697518593</meta:creation-date>
    <dc:date>2018-01-23T12:12:20.401727229</dc:date>
    <meta:editing-duration>PT27M22S</meta:editing-duration>
    <meta:editing-cycles>5</meta:editing-cycles>
    <meta:generator>LibreOffice/5.1.6.2$Linux_X86_64 LibreOffice_project/10m0$Build-2</meta:generator>
    <meta:document-statistic meta:object-count="8"/>
  </office:meta>
</office:document-meta>
</file>